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4cm" fo:min-width="0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128cm" svg:height="6.858cm" svg:x="9.906cm" svg:y="7.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layer="layout" svg:width="1.247cm" svg:height="0.962cm" svg:x="11.33cm" svg:y="12.854cm">
          <draw:text-box>
            <text:p>++</text:p>
          </draw:text-box>
        </draw:frame>
        <draw:path draw:style-name="gr3" draw:text-style-name="P1" draw:layer="layout" svg:width="0.507cm" svg:height="0.507cm" svg:x="11.176cm" svg:y="13.462cm" svg:viewBox="0 0 508 508" svg:d="M0 508l254-508zM508 508l-254-508zM508 508h-508z">
          <text:p/>
        </draw:path>
        <draw:frame draw:style-name="gr2" draw:layer="layout" svg:width="0.714cm" svg:height="0.962cm" svg:x="17.041cm" svg:y="12.138cm">
          <draw:text-box>
            <text:p>-</text:p>
          </draw:text-box>
        </draw:frame>
        <draw:line draw:style-name="gr4" draw:text-style-name="P1" draw:layer="layout" svg:x1="11.938cm" svg:y1="13.716cm" svg:x2="12.954cm" svg:y2="13.716cm">
          <text:p/>
        </draw:line>
        <draw:line draw:style-name="gr4" draw:text-style-name="P1" draw:layer="layout" svg:x1="13.208cm" svg:y1="13.462cm" svg:x2="14.224cm" svg:y2="13.462cm">
          <text:p/>
        </draw:line>
        <draw:line draw:style-name="gr4" draw:text-style-name="P1" draw:layer="layout" svg:x1="14.478cm" svg:y1="13.208cm" svg:x2="15.494cm" svg:y2="13.208cm">
          <text:p/>
        </draw:line>
        <draw:line draw:style-name="gr4" draw:text-style-name="P1" draw:layer="layout" svg:x1="15.748cm" svg:y1="12.954cm" svg:x2="16.764cm" svg:y2="12.954cm">
          <text:p/>
        </draw:line>
        <draw:line draw:style-name="gr4" draw:text-style-name="P1" draw:layer="layout" svg:x1="11.938cm" svg:y1="11.176cm" svg:x2="12.954cm" svg:y2="11.176cm">
          <text:p/>
        </draw:line>
        <draw:line draw:style-name="gr4" draw:text-style-name="P1" draw:layer="layout" svg:x1="13.208cm" svg:y1="10.922cm" svg:x2="14.224cm" svg:y2="10.922cm">
          <text:p/>
        </draw:line>
        <draw:line draw:style-name="gr4" draw:text-style-name="P1" draw:layer="layout" svg:x1="14.478cm" svg:y1="10.668cm" svg:x2="15.494cm" svg:y2="10.668cm">
          <text:p/>
        </draw:line>
        <draw:line draw:style-name="gr4" draw:text-style-name="P1" draw:layer="layout" svg:x1="11.938cm" svg:y1="11.176cm" svg:x2="12.954cm" svg:y2="11.176cm">
          <text:p/>
        </draw:line>
        <draw:line draw:style-name="gr4" draw:text-style-name="P1" draw:layer="layout" svg:x1="11.938cm" svg:y1="8.636cm" svg:x2="12.954cm" svg:y2="8.636cm">
          <text:p/>
        </draw:line>
        <draw:line draw:style-name="gr4" draw:text-style-name="P1" draw:layer="layout" svg:x1="13.208cm" svg:y1="8.382cm" svg:x2="14.224cm" svg:y2="8.382cm">
          <text:p/>
        </draw:line>
        <draw:path draw:style-name="gr3" draw:text-style-name="P1" draw:layer="layout" svg:width="0.507cm" svg:height="0.507cm" svg:x="11.118cm" svg:y="10.856cm" svg:viewBox="0 0 508 508" svg:d="M508 0h-508zM254 254l-254-254zM254 254l-254 254zM508 508h-508z">
          <text:p/>
        </draw:path>
        <draw:path draw:style-name="gr3" draw:text-style-name="P1" draw:layer="layout" svg:width="0.507cm" svg:height="0.507cm" svg:x="16.764cm" svg:y="12.7cm" svg:viewBox="0 0 508 508" svg:d="M0 508l254-508zM508 508l-254-508zM508 508h-508z">
          <text:p/>
        </draw:path>
        <draw:path draw:style-name="gr3" draw:text-style-name="P1" draw:layer="layout" svg:width="0.507cm" svg:height="0.507cm" svg:x="15.748cm" svg:y="10.414cm" svg:viewBox="0 0 508 508" svg:d="M508 0h-508zM254 254l-254-254zM254 254l-254 254zM508 508h-508z">
          <text:p/>
        </draw:path>
        <draw:frame draw:style-name="gr2" draw:layer="layout" svg:width="0.714cm" svg:height="0.962cm" svg:x="16.05cm" svg:y="9.706cm">
          <draw:text-box>
            <text:p>-</text:p>
          </draw:text-box>
        </draw:frame>
        <draw:frame draw:style-name="gr2" draw:layer="layout" svg:width="0.875cm" svg:height="0.962cm" svg:x="11.43cm" svg:y="10.16cm">
          <draw:text-box>
            <text:p>+</text:p>
          </draw:text-box>
        </draw:frame>
        <draw:path draw:style-name="gr3" draw:text-style-name="P1" draw:layer="layout" svg:width="0.761cm" svg:height="0.507cm" svg:x="10.922cm" svg:y="8.382cm" svg:viewBox="0 0 762 508" svg:d="M0 0h762zM254 254h254zM0 508h762z">
          <text:p/>
        </draw:path>
        <draw:frame draw:style-name="gr5" draw:layer="layout" svg:width="1.016cm" svg:height="0.962cm" svg:x="11.684cm" svg:y="7.674cm">
          <draw:text-box>
            <text:p>0</text:p>
          </draw:text-box>
        </draw:frame>
        <draw:frame draw:style-name="gr6" draw:layer="layout" svg:width="0.714cm" svg:height="0.962cm" svg:x="15.24cm" svg:y="7.42cm">
          <draw:text-box>
            <text:p>-</text:p>
          </draw:text-box>
        </draw:frame>
        <draw:path draw:style-name="gr3" draw:text-style-name="P1" draw:layer="layout" svg:width="0.761cm" svg:height="0.507cm" svg:x="14.478cm" svg:y="8.128cm" svg:viewBox="0 0 762 508" svg:d="M0 0h762zM254 254h254zM0 508h762z">
          <text:p/>
        </draw:path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21:25:41.905976843</meta:creation-date>
    <dc:date>2015-04-21T22:25:25.511198259</dc:date>
    <meta:editing-duration>PT52M39S</meta:editing-duration>
    <meta:editing-cycles>3</meta:editing-cycles>
    <meta:generator>LibreOffice/4.2.7.2$Linux_X86_64 LibreOffice_project/420m0$Build-2</meta:generator>
    <meta:document-statistic meta:object-count="47"/>
  </office:meta>
</office:document-meta>
</file>